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un 1</text:p>
          </table:table-cell>
          <table:table-cell office:value-type="string" calcext:value-type="string">
            <text:p>Run 2</text:p>
          </table:table-cell>
          <table:table-cell office:value-type="string" calcext:value-type="string">
            <text:p>Run 3</text:p>
          </table:table-cell>
          <table:table-cell office:value-type="string" calcext:value-type="string">
            <text:p>Avg.</text:p>
          </table:table-cell>
          <table:table-cell office:value-type="string" calcext:value-type="string">
            <text:p>Factor</text:p>
          </table:table-cell>
        </table:table-row>
        <table:table-row table:style-name="ro1">
          <table:table-cell office:value-type="string" calcext:value-type="string">
            <text:p>Reference</text:p>
          </table:table-cell>
          <table:table-cell office:value-type="float" office:value="1988" calcext:value-type="float">
            <text:p>1988</text:p>
          </table:table-cell>
          <table:table-cell office:value-type="float" office:value="2023" calcext:value-type="float">
            <text:p>2023</text:p>
          </table:table-cell>
          <table:table-cell office:value-type="float" office:value="1951" calcext:value-type="float">
            <text:p>1951</text:p>
          </table:table-cell>
          <table:table-cell table:formula="of:=AVERAGE([.B3:.D3])" office:value-type="float" office:value="1987.33333333333" calcext:value-type="float">
            <text:p>1987.33333333333</text:p>
          </table:table-cell>
          <table:table-cell table:formula="of:=[.E3]/[.$E$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float" office:value="29561" calcext:value-type="float">
            <text:p>29561</text:p>
          </table:table-cell>
          <table:table-cell office:value-type="float" office:value="29840" calcext:value-type="float">
            <text:p>29840</text:p>
          </table:table-cell>
          <table:table-cell office:value-type="float" office:value="29470" calcext:value-type="float">
            <text:p>29470</text:p>
          </table:table-cell>
          <table:table-cell table:formula="of:=AVERAGE([.B4:.D4])" office:value-type="float" office:value="29623.6666666667" calcext:value-type="float">
            <text:p>29623.6666666667</text:p>
          </table:table-cell>
          <table:table-cell table:formula="of:=[.E4]/[.$E$3]" office:value-type="float" office:value="14.9062395169406" calcext:value-type="float">
            <text:p>14.9062395169406</text:p>
          </table:table-cell>
        </table:table-row>
        <table:table-row table:style-name="ro1">
          <table:table-cell office:value-type="string" calcext:value-type="string">
            <text:p>Prealloc vecs</text:p>
          </table:table-cell>
          <table:table-cell office:value-type="float" office:value="29073" calcext:value-type="float">
            <text:p>29073</text:p>
          </table:table-cell>
          <table:table-cell office:value-type="float" office:value="29235" calcext:value-type="float">
            <text:p>29235</text:p>
          </table:table-cell>
          <table:table-cell office:value-type="float" office:value="29324" calcext:value-type="float">
            <text:p>29324</text:p>
          </table:table-cell>
          <table:table-cell table:formula="of:=AVERAGE([.B5:.D5])" office:value-type="float" office:value="29210.6666666667" calcext:value-type="float">
            <text:p>29210.6666666667</text:p>
          </table:table-cell>
          <table:table-cell table:formula="of:=[.E5]/[.$E$3]" office:value-type="float" office:value="14.6984233478698" calcext:value-type="float">
            <text:p>14.69842334786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5T19:04:31.360468484</meta:creation-date>
    <dc:date>2021-01-15T20:18:02.680986134</dc:date>
    <meta:editing-duration>PT53M21S</meta:editing-duration>
    <meta:editing-cycles>3</meta:editing-cycles>
    <meta:generator>LibreOffice/7.0.4.2$Linux_X86_64 LibreOffice_project/00$Build-2</meta:generator>
    <meta:document-statistic meta:table-count="1" meta:cell-count="23" meta:object-count="0"/>
  </office:meta>
</office:document-meta>
</file>